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mo=# select * from land_net_info; </text:p>
      <text:p text:style-name="Standard"><text:s/>land_no | land_size | land_value | customer_id </text:p>
      <text:p text:style-name="Standard">---------+-----------+------------+------------- </text:p>
      <text:p text:style-name="Standard"><text:s text:c="7"/>1 | <text:s text:c="3"/>113.00 | <text:s/>110000.00 | C-1863 </text:p>
      <text:p text:style-name="Standard"/>
      <text:p text:style-name="Standard">M-1895 <text:s text:c="2"/>-5000</text:p>
      <text:p text:style-name="Standard"><text:s text:c="47"/></text:p>
      <text:p text:style-name="Standard"/>
      <text:p text:style-name="Standard">create or replace view member_view1 as</text:p>
      <text:p text:style-name="Standard">SELECT customer_member.customer_id,customer_member.type_of_customer, customer_member.name1, customer_member.father_name1, customer_member.sex1, customer_member.dob1, customer_member.caste1, customer_member.address11, customer_member.address12, <text:s/>customer_member.address13, customer_member.pin1, customer_member.telephone1, customer_member.email1, customer_member.pan_card_no1, customer_member.date_of_opening, customer_member.membership_opening_date, customer_member.membership_id, land_sum.land_no, land_sum.land_size, land_sum.land_value, land_sum.membership_no FROM customer_member, land_sum WHERE customer_member.membership_id::text = land_sum.membership_no::text </text:p>
      <text:p text:style-name="Standard">UNION </text:p>
      <text:p text:style-name="Standard">SELECT customer_member.customer_id, customer_member.type_of_customer, customer_member.name1, customer_member.father_name1 , customer_member.sex1, customer_member.dob1, customer_member.caste1, customer_member.address11, customer_member.address12, <text:s/>customer_member.address13, customer_member.pin1, customer_member.telephone1, customer_member.email1, customer_member.pan_card_no1, customer_member.date_of_opening, customer_member.membership_opening_date, customer_member.membership_id, 0 as land_no, 0 AS land_size, 0 as land_value, customer_member.membership_id as <text:s text:c="2"/>membership_no</text:p>
      <text:p text:style-name="Standard"><text:s text:c="11"/>FROM customer_member where customer_id not in(select customer_id from member_view where land_value&lt;&gt;0); 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1T12:54:34</meta:creation-date>
    <meta:editing-duration>P0D</meta:editing-duration>
    <meta:editing-cycles>1</meta:editing-cycles>
    <meta:generator>OpenOffice.org/3.3$Linux OpenOffice.org_project/330m9$Build-9529</meta:generator>
    <meta:document-statistic meta:table-count="0" meta:image-count="0" meta:object-count="0" meta:page-count="1" meta:paragraph-count="11" meta:word-count="102" meta:character-count="1641"/>
  </office:meta>
</office:document-meta>
</file>